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3" style:parent-style-name="DefaultParagraphFont" style:family="text">
      <style:text-properties fo:language="en" fo:country="US"/>
    </style:style>
    <style:style style:name="T4" style:parent-style-name="DefaultParagraphFont" style:family="text">
      <style:text-properties fo:language="en" fo:country="US"/>
    </style:style>
    <style:style style:name="T5" style:parent-style-name="DefaultParagraphFont" style:family="text">
      <style:text-properties fo:language="en" fo:country="US"/>
    </style:style>
    <style:style style:name="T6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7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8" style:parent-style-name="DefaultParagraphFont" style:family="text">
      <style:text-properties style:font-name="Wingdings" style:font-name-asian="Wingdings" style:font-name-complex="Wingdings"/>
    </style:style>
  </office:automatic-styles>
  <office:body>
    <office:text text:use-soft-page-breaks="true">
      <text:p text:style-name="P1"><text:span text:style-name="T2">Event:</text:span><text:span text:style-name="T3"><text:s/>start up<text:s/></text:span><text:span text:style-name="T4">(pendant trois<text:s/></text:span><text:span text:style-name="T5">jours)<text:s/></text:span></text:p>
      <text:p text:style-name="Normal">1er jour<text:s/><text:s text:c="4"/><text:span text:style-name="T6"></text:span><text:s text:c="2"/>conférence<text:s/>et formations<text:s/>(au sien de la faculté)</text:p>
      <text:p text:style-name="Normal">2éme jour<text:s/><text:span text:style-name="T7"></text:span><text:s/>le start up de la projet (dans l’hôtel)<text:s/></text:p>
      <text:p text:style-name="Normal">3éme jour<text:s/><text:span text:style-name="T8"></text:span><text:s/>remise des attestations<text:s/><text:s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houloud</meta:initial-creator>
    <dc:creator>khouloud</dc:creator>
    <meta:creation-date>2017-08-05T00:23:00Z</meta:creation-date>
    <dc:date>2017-08-05T04:03:00Z</dc:date>
    <meta:template xlink:href="Normal" xlink:type="simple"/>
    <meta:editing-cycles>2</meta:editing-cycles>
    <meta:editing-duration>PT13200S</meta:editing-duration>
    <meta:document-statistic meta:page-count="1" meta:paragraph-count="1" meta:word-count="30" meta:character-count="195" meta:row-count="1" meta:non-whitespace-character-count="166"/>
  </office:meta>
</office:document-meta>
</file>